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935cm" table:align="left"/>
    </style:style>
    <style:style style:name="Table3.A" style:family="table-column">
      <style:table-column-properties style:column-width="3.93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808cm" table:align="left"/>
    </style:style>
    <style:style style:name="Table5.A" style:family="table-column">
      <style:table-column-properties style:column-width="14.80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56cm" table:align="left"/>
    </style:style>
    <style:style style:name="Table6.A" style:family="table-column">
      <style:table-column-properties style:column-width="5.5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463cm" table:align="left"/>
    </style:style>
    <style:style style:name="Table7.A" style:family="table-column">
      <style:table-column-properties style:column-width="10.46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4.905cm" table:align="left"/>
    </style:style>
    <style:style style:name="Table8.A" style:family="table-column">
      <style:table-column-properties style:column-width="14.90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6.161cm" table:align="left"/>
    </style:style>
    <style:style style:name="Table9.A" style:family="table-column">
      <style:table-column-properties style:column-width="16.16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298cm" table:align="left"/>
    </style:style>
    <style:style style:name="Table10.A" style:family="table-column">
      <style:table-column-properties style:column-width="0.29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3.962cm" table:align="left"/>
    </style:style>
    <style:style style:name="Table11.A" style:family="table-column">
      <style:table-column-properties style:column-width="3.962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2"/>The folder "Diwakar-Malhar-CS613-Final-Project" contains code for project, one paper in NIPS format and some images for plots generated by the program. 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3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4"/>To Run the Program: 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5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6"/>1. Ensure that python 2.7 is installed in your machine and other dependencies namely 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7"/>numpy, matplotlib and sklearn 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8"/>2. unzip the Folder "Diwakar-Malhar-CS613-Final-Project" 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9"/>3. run the experiments by simply typing - python problem1.py or python problem2.py 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10"/>4. Change “ matplotlib.use(Agg) to matplotlib.use(TKAgg) if you want to see the plot in Mac 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<text:bookmark text:name="LC11"/>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2"/>If working on TUX:- </text:p>
          </table:table-cell>
        </table:table-row>
      </table:table>
      <text:p text:style-name="Text_20_body">Simply unzip the folder and run the scrip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3:53:41.923812647</meta:creation-date>
    <dc:date>2018-02-21T13:54:18.944798324</dc:date>
    <meta:editing-duration>P0D</meta:editing-duration>
    <meta:editing-cycles>1</meta:editing-cycles>
    <meta:document-statistic meta:table-count="11" meta:image-count="0" meta:object-count="0" meta:page-count="1" meta:paragraph-count="9" meta:word-count="88" meta:character-count="583" meta:non-whitespace-character-count="496"/>
    <meta:generator>LibreOffice/4.2.8.2$Linux_x86 LibreOffice_project/420m0$Build-2</meta:generator>
  </office:meta>
</office:document-meta>
</file>